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000000" draw:marker-start-width="0.358cm" draw:marker-end-width="0.358cm" draw:fill-color="#000000" draw:opacity="0%" draw:textarea-horizontal-align="justify" draw:textarea-vertical-align="middle" draw:auto-grow-height="false" fo:min-height="2.324cm" fo:min-width="11.495cm" fo:padding-top="0.177cm" fo:padding-bottom="0.177cm" fo:padding-left="0.302cm" fo:padding-right="0.302cm"/>
    </style:style>
    <style:style style:name="gr2" style:family="graphic" style:parent-style-name="standard">
      <style:graphic-properties svg:stroke-width="0.081cm" svg:stroke-color="#000000" draw:marker-start-width="0.321cm" draw:marker-end-width="0.321cm" draw:textarea-horizontal-align="center" draw:textarea-vertical-align="middle" fo:padding-top="0.165cm" fo:padding-bottom="0.165cm" fo:padding-left="0.29cm" fo:padding-right="0.29cm" drawooo:fontwork-style="rotate" drawooo:fontwork-distance="0.1cm" drawooo:fontwork-start="0cm" drawooo:fontwork-shadow-offset-x="0cm" drawooo:fontwork-shadow-offset-y="0cm"/>
      <style:paragraph-properties style:writing-mode="lr-tb"/>
    </style:style>
    <style:style style:name="P1" style:family="paragraph">
      <loext:graphic-properties draw:fill-color="#000000" draw:opacity="0%"/>
      <style:paragraph-properties fo:text-align="center"/>
    </style:style>
    <style:style style:name="P2" style:family="paragraph">
      <style:paragraph-properties fo:text-align="center"/>
      <style:text-properties style:font-name="Times New Roman1" fo:font-size="44pt" style:font-size-asian="44pt" style:font-size-complex="44pt"/>
    </style:style>
    <style:style style:name="T1" style:family="text">
      <style:text-properties style:font-name="Times New Roman1" fo:font-size="44pt" style:font-name-asian="Times New Roman" style:font-size-asian="44pt" style:font-name-complex="Times New Roman" style:font-size-complex="44pt"/>
    </style:style>
    <style:style style:name="T2" style:family="text">
      <style:text-properties style:font-name="Times New Roman1" fo:font-size="44pt" style:font-size-asian="44pt" style:font-size-complex="44pt"/>
    </style:style>
    <style:style style:name="T3" style:family="text">
      <style:text-properties style:font-name="Times New Roman1" fo:font-size="44pt" style:font-name-asian="Liberation Sans" style:font-size-asian="44pt" style:font-name-complex="Liberation Sans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457cm" svg:height="7.575cm" draw:transform="skewX (0.286408530252269) rotate (-0.174532925199433) translate (5.915cm 6.749cm)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path draw:style-name="gr2" draw:text-style-name="P2" draw:layer="layout" svg:width="3.213cm" svg:height="1.296cm" svg:x="16.128cm" svg:y="14cm" svg:viewBox="0 0 3214 1297" svg:d="M0 1297c39-103 85-202 140-297 176-304 428-557 732-732 304-176 649-268 1000-268s696 92 1000 268c123 71 237 154 342 249">
          <text:p text:style-name="P2"><text:span text:style-name="T1">&gt;</text:span><text:span text:style-name="T2">90</text:span><text:span text:style-name="T3">º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08:19.869406725</meta:creation-date>
    <dc:date>2022-07-18T18:27:42.424685722</dc:date>
    <meta:editing-duration>PT12M9S</meta:editing-duration>
    <meta:editing-cycles>2</meta:editing-cycles>
    <meta:generator>LibreOffice/7.3.4.2$Linux_X86_64 LibreOffice_project/30$Build-2</meta:generator>
    <meta:document-statistic meta:object-count="2"/>
  </office:meta>
</office:document-meta>
</file>